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7" style:family="paragraph" style:parent-style-name="Text_20_body">
      <style:paragraph-properties fo:margin-top="0in" fo:margin-bottom="0in" fo:line-height="100%"/>
    </style:style>
    <style:style style:name="P8" style:family="paragraph" style:parent-style-name="Text_20_body">
      <style:paragraph-properties fo:margin-top="0in" fo:margin-bottom="0in" fo:line-height="100%"/>
      <style:text-properties style:font-name="Georgia" fo:font-size="10.5pt" style:font-size-asian="10.5pt" style:font-size-complex="10.5pt"/>
    </style:style>
    <style:style style:name="P9" style:family="paragraph" style:parent-style-name="Standard">
      <style:paragraph-properties fo:margin-top="0in" fo:margin-bottom="0in" fo:line-height="100%"/>
      <style:text-properties style:font-name="Georgia" fo:font-size="12pt" style:font-size-asian="12pt" style:font-size-complex="12pt"/>
    </style:style>
    <style:style style:name="P10" style:family="paragraph" style:parent-style-name="Standard">
      <style:paragraph-properties fo:margin-top="0in" fo:margin-bottom="0in" fo:line-height="100%"/>
      <style:text-properties style:font-name="Georgia" fo:font-size="10.5pt" style:font-size-asian="10.5pt" style:font-size-complex="10.5pt"/>
    </style:style>
    <style:style style:name="P11" style:family="paragraph" style:parent-style-name="Standard">
      <style:paragraph-properties fo:margin-top="0in" fo:margin-bottom="0in" fo:line-height="100%"/>
    </style:style>
    <style:style style:name="P12"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3"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4" style:family="paragraph" style:parent-style-name="Standard">
      <style:paragraph-properties fo:margin-top="0in" fo:margin-bottom="0in" fo:line-height="100%"/>
      <style:text-properties style:font-name="Georgia"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margin-top="0in" fo:margin-bottom="0in" fo:line-height="100%"/>
      <style:text-properties style:font-name="Georgia" fo:font-size="10.5pt" fo:font-weight="bold" style:font-size-asian="10.5pt" style:font-weight-asian="bold" style:font-size-complex="10.5pt" style:font-weight-complex="bold"/>
    </style:style>
    <style:style style:name="P16" style:family="paragraph" style:parent-style-name="Standard">
      <style:paragraph-properties fo:margin-top="0in" fo:margin-bottom="0in" fo:line-height="100%"/>
      <style:text-properties style:font-name="Georgia" fo:font-size="10.5pt" style:font-size-asian="10.5pt" style:font-size-complex="10.5pt"/>
    </style:style>
    <style:style style:name="P17" style:family="paragraph" style:parent-style-name="Heading_20_3">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18" style:family="paragraph" style:parent-style-name="Heading_20_3">
      <style:paragraph-properties fo:margin-left="0in" fo:margin-right="0in" fo:margin-top="0in" fo:margin-bottom="0in" fo:line-height="100%" fo:orphans="2" fo:widows="2" fo:text-indent="0in" style:auto-text-indent="false" fo:padding="0in" fo:border="none"/>
    </style:style>
    <style:style style:name="P19" style:family="paragraph" style:parent-style-name="Heading_20_3">
      <style:paragraph-properties fo:margin-top="0in" fo:margin-bottom="0in" fo:line-height="100%"/>
      <style:text-properties fo:color="#000000" fo:font-size="10.5pt" style:font-size-asian="10.5pt" style:font-size-complex="10.5pt"/>
    </style:style>
    <style:style style:name="P20"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21" style:family="paragraph" style:parent-style-name="Text_20_body">
      <style:paragraph-properties fo:margin-left="0in" fo:margin-right="0in" fo:margin-top="0in" fo:margin-bottom="0in" fo:line-height="100%"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22" style:family="paragraph" style:parent-style-name="Text_20_body">
      <style:paragraph-properties fo:margin-left="0in" fo:margin-right="0in" fo:margin-top="0in" fo:margin-bottom="0in" fo:line-height="100%" fo:orphans="2" fo:widows="2" fo:text-indent="0in" style:auto-text-indent="false" fo:padding="0in" fo:border="none"/>
    </style:style>
    <style:style style:name="P23" style:family="paragraph" style:parent-style-name="Text_20_body">
      <style:paragraph-properties fo:margin-top="0in" fo:margin-bottom="0in" fo:line-height="100%"/>
      <style:text-properties style:font-name="Georgia" fo:font-size="10.5p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style:font-name="Georgia" fo:font-size="10.5pt" fo:font-weight="bold" style:font-size-asian="10.5pt" style:font-weight-asian="bold" style:font-name-complex="Times New Roman1" style:font-size-complex="10.5pt"/>
    </style:style>
    <style:style style:name="T6" style:family="text">
      <style:text-properties style:font-name="Georgia" fo:font-size="10.5pt" fo:font-weight="bold" style:font-size-asian="10.5pt" style:font-weight-asian="bold" style:font-size-complex="10.5pt" style:font-weight-complex="bold"/>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font-size="10.5pt" style:font-size-asian="10.5pt" style:font-size-complex="10.5pt"/>
    </style:style>
    <style:style style:name="T9"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0" style:family="text">
      <style:text-properties style:font-name="Georgia" fo:font-size="10.5pt" fo:language="en" fo:country="US" style:font-name-asian="Georgia" style:font-size-asian="10.5pt" style:language-asian="zxx" style:country-asian="none" style:font-name-complex="Georgia" style:font-size-complex="10.5pt" style:language-complex="zxx" style:country-complex="none"/>
    </style:style>
    <style:style style:name="T11"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2" style:family="text">
      <style:text-properties fo:color="#000000" style:font-name="Georgia" fo:font-size="10.5pt" fo:language="zxx" fo:country="none" fo:font-style="normal" style:font-name-asian="Georgia" style:font-size-asian="10.5pt" style:language-asian="zxx" style:country-asian="none" style:font-style-asian="normal" style:font-name-complex="Georgia" style:font-size-complex="10.5pt" style:language-complex="zxx" style:country-complex="none" style:font-style-complex="normal"/>
    </style:style>
    <style:style style:name="T13"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14" style:family="text">
      <style:text-properties fo:color="#000000" fo:letter-spacing="normal"/>
    </style:style>
    <style:style style:name="T15" style:family="text">
      <style:text-properties fo:font-size="10.5pt" style:font-size-asian="10.5pt" style:font-size-complex="10.5pt"/>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name-complex="Times New Roman1" style:font-weight-complex="bold"/>
    </style:style>
    <style:style style:name="T20" style:family="text">
      <style:text-properties fo:font-variant="normal" fo:text-transform="none" fo:color="#4d4d4d" fo:letter-spacing="normal" fo:font-style="normal" fo:font-weight="normal"/>
    </style:style>
    <style:style style:name="T21" style:family="text">
      <style:text-properties fo:font-variant="normal" fo:text-transform="none" fo:color="#000000" style:font-name="Georgia" fo:font-size="10.5pt" fo:letter-spacing="normal" fo:font-style="normal" fo:font-weight="normal" style:font-size-asian="10.5pt" style:font-size-complex="10.5pt"/>
    </style:style>
    <style:style style:name="T22"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23"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24" style:family="text">
      <style:text-properties fo:font-variant="normal" fo:text-transform="none" fo:color="#000000" style:text-line-through-style="none" style:font-name="Georgia" fo:font-size="10.5pt" fo:letter-spacing="normal" fo:font-style="normal" style:text-underline-style="none" fo:font-weight="normal" style:text-blinking="false" style:font-size-asian="10.5pt" style:font-size-complex="10.5pt"/>
    </style:style>
    <style:style style:name="T25" style:family="text">
      <style:text-properties fo:font-variant="normal" fo:text-transform="none"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26" style:family="text">
      <style:text-properties fo:font-variant="normal" fo:text-transform="none" style:font-name="Georgia" fo:letter-spacing="normal" fo:font-style="normal"/>
    </style:style>
    <style:style style:name="T27" style:family="text">
      <style:text-properties fo:font-variant="normal" fo:text-transform="none" style:font-name="Georgia" fo:letter-spacing="normal" fo:font-style="normal" fo:font-weight="bold" style:font-weight-asian="bold" style:font-weight-complex="bold"/>
    </style:style>
    <style:style style:name="T28" style:family="text">
      <style:text-properties style:text-position="super 58%" style:font-name="Georgia" fo:font-size="10.5pt" style:font-size-asian="10.5pt" style:font-size-complex="10.5pt"/>
    </style:style>
    <style:style style:name="T29" style:family="text">
      <style:text-propertie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aking Room For Jesus</text:p>
      <text:p text:style-name="P1"/>
      <text:p text:style-name="P2"><text:span text:style-name="T5">Read:</text:span><text:span text:style-name="T13"> </text:span><text:span text:style-name="T11">John 3:16-21 </text:span></text:p>
      <text:p text:style-name="P3"/>
      <text:p text:style-name="P5"><text:span text:style-name="T5">Text:</text:span><text:span text:style-name="T7"> </text:span><text:span text:style-name="T11">Luke 2:7 “And she brought forth her firstborn son, and wrapped him in swaddling clothes, and laid him in a manger; because there was no room for them in the inn.”</text:span></text:p>
      <text:p text:style-name="P4"/>
      <text:h text:style-name="P12" text:outline-level="3"><text:span text:style-name="T1">Introduction:</text:span><text:span text:style-name="T4"> The scripture dosen't say that there simply was <text:s/>no room at all in the inn. What Luke tells us is that there was no room </text:span><text:span text:style-name="T19">for them</text:span><text:span text:style-name="T4"> in the inn. It is common to assume that the inn was overbooked but that is an assumption. It is just as likely that the inn keeper was saving rooms for more wealthy guests. It may be that the price was beyond the means of Joseph and Mary. Perhaps he didn't want the imposition of a pregnant woman who might give birth and disturb the other guests. </text:span></text:h>
      <text:h text:style-name="P12" text:outline-level="3"><text:span text:style-name="T2"/></text:h>
      <text:h text:style-name="P13" text:outline-level="3"><text:span text:style-name="T2">I.</text:span><text:span text:style-name="T4"> </text:span><text:span text:style-name="T19">There were many others who found no room for Jesus in their lives</text:span><text:span text:style-name="T4">. </text:span></text:h>
      <text:h text:style-name="P12" text:outline-level="3"><text:span text:style-name="T4"><text:s text:c="2"/></text:span><text:span text:style-name="T2">Herod</text:span><text:span text:style-name="T4"> found no room for Jesus. Which he proved by the murder of the children in Bethlehem. <text:s/>How heartless must one be to fear an infant who someone in a religion that you reject makes the claim.</text:span></text:h>
      <text:p text:style-name="P9"><text:s text:c="2"/><text:span text:style-name="T16">The rich young ruler</text:span><text:span text:style-name="T15"> found no room for Jesus. You can read about him in Luke 18. When he claimed perfect adherence to the command-ments Jesus never challenged his dishonesty but rather just said (in my words) “Great, then all you lack is one thing: sell all that you have give the money to the poor and come follow me.” There was too much wealth in his heart to find any room for Jesus.</text:span></text:p>
      <text:p text:style-name="P10"><text:s text:c="2"/><text:span text:style-name="T3">Caiaphas</text:span> found no room for Jesus. In John 18 we find that the high priest (Caiaphas) in violation of his oaths before God, sends Jesus to Pilate for condemnation for no reason than to appease some wealthy Jewish leaders. He encourages the crowd to request the release of a known murderer (Barabbas) and demand the government sanctioned murder of Jesus.</text:p>
      <text:p text:style-name="P10"><text:s text:c="2"/><text:span text:style-name="T3">Peter</text:span> had room for Jesus but when the situation became dangerous he pushed Jesus aside for awhile and denies Him thrice</text:p>
      <text:p text:style-name="P11"><text:span text:style-name="T8"><text:s text:c="2"/></text:span><text:span text:style-name="T6">Many of Jesus disciples</text:span><text:span text:style-name="T8"> found no room for Him. In the 6</text:span><text:span text:style-name="T28">th</text:span><text:span text:style-name="T8"> chapter of John we read “</text:span><text:span text:style-name="T9">From that </text:span><text:span text:style-name="T12">time </text:span><text:span text:style-name="T9">many of his disciples went back, and walked no more with him.” What would cause true followers, of Christ, to prove untrue? In the context of this scripture it is the claim of Christ that He is the only way of salvation. They would have had room for Jesus as long as they could include others in the same room. </text:span></text:p>
      <text:p text:style-name="P11"><text:span text:style-name="T9"><text:s text:c="2"/>Although they may deny it: We have many “christian </text:span><text:span text:style-name="T10">polygamists” in our churches</text:span><text:span text:style-name="T9"> today who serve Jesus but not exclusively.</text:span></text:p>
      <text:p text:style-name="P15"/>
      <text:p text:style-name="P15">II.<text:span text:style-name="T17"> </text:span><text:span text:style-name="T18">What would cause people to crowd Jesus out of their life</text:span>?</text:p>
      <text:p text:style-name="P14"><text:span text:style-name="T14"><text:s text:c="2"/>People reject Christ because they love their sin and they hate having it exposed by God’s light.</text:span> </text:p>
      <text:p text:style-name="P10"><text:span text:style-name="T29"><text:s text:c="2"/></text:span><text:span text:style-name="T18">Katy Perry</text:span> raised in a Godly home said in 2013: “<text:span text:style-name="T20">I don't believe in a heaven or a hell or an old man sitting on a throne. I believe in a higher power bigger than me because that keeps me accountable."</text:span> </text:p>
      <text:p text:style-name="P10"><text:s text:c="2"/><text:span text:style-name="T18">Brad Pitt</text:span> raised in a Christian home said: “<text:span text:style-name="T20">Many people find religion to be very inspiring. Myself, I found it very stifling. I grew up with Christ-ianity and I remember questioning it greatly…I grew up being told God is going to take care of everything and it doesn't always work out that way. And then you're told 'Well, it's God's will.' I got my issues. Man, you don't want to get me started."</text:span> </text:p>
      <text:h text:style-name="P19" text:outline-level="3"><text:span text:style-name="T26">1. </text:span><text:span text:style-name="T27">The light came into this world in the person of Jesus Christ, and His presence condemned those in darkness. </text:span><text:span text:style-name="T25">John 3:19a “And this is the condemnation, that light is come into the world...”</text:span></text:h>
      <text:h text:style-name="P18" text:outline-level="3"><text:span text:style-name="T22">2. People love darkness rather than the light because their deeds are evil. </text:span><text:a xlink:type="simple" xlink:href="javascript:%7B%7D" text:style-name="Internet_20_link" text:visited-style-name="Visited_20_Internet_20_Link"><text:span text:style-name="T24">John 3:19</text:span></text:a><text:span text:style-name="T21">b: “…</text:span><text:span text:style-name="T23">men loved darkness rather than light, because their deeds were evil.</text:span><text:span text:style-name="T21">”</text:span></text:h>
      <text:h text:style-name="P17" text:outline-level="3"><text:span text:style-name="T3">3.</text:span> <text:span text:style-name="T3">Those who practice evil hate Jesus, who is light, and do not come to Him for fear that their deeds will be exposed.</text:span></text:h>
      <text:p text:style-name="P22"><text:a xlink:type="simple" xlink:href="javascript:%7B%7D" text:style-name="Internet_20_link" text:visited-style-name="Visited_20_Internet_20_Link"><text:span text:style-name="T24">John 3:20</text:span></text:a><text:span text:style-name="T21">: “</text:span><text:span text:style-name="T23">For every one that doeth evil hateth the light, neither cometh to the light, lest his deeds should be reproved.</text:span><text:span text:style-name="T21">”</text:span></text:p>
      <text:h text:style-name="P17" text:outline-level="3"/>
      <text:p text:style-name="P7"><text:span text:style-name="T22">J. C. Ryle</text:span><text:span text:style-name="T21"> said that eventually sinners will get what they desired while on earth: they loved darkness; they will be cast into outer darkness. They hated the light; they will be shut out from the light eternally. God will be perfectly just in condemning those who rejected Christ. They saw the Light, but hated it and turned away from it because they loved their sin.</text:span></text:p>
      <text:p text:style-name="P6"/>
      <text:p text:style-name="P6"><text:span text:style-name="T3">John Piper</text:span> said “The coming of Jesus into the world clarifies that unbelief is our fault, and belief is God’s gift. Which means that if we do not come to Christ, but rather perish eternally, we magnify God’s justice. And if we do come to Christ and gain eternal life, we magnify God’s grace.”</text:p>
      <text:p text:style-name="P8"><text:line-break/><text:span text:style-name="T3">Conclude:</text:span> It is easy to criticize the innkeeper for failing to make room for Jesus but I am asking you, this morning, to take a moment for introspection. Have you made room for Jesus in your life? Is He more important to you than any other person, place or possession? </text:p>
      <text:p text:style-name="P8"><text:s text:c="2"/>Are you a lover of Jesus or have you decided to hang on to your sin a little longer. I read about a preacher, this week, who visited a 94 year old man in the hospital and asked him about his soul. The man said: “Pastor, I'm not ready yet.” Three days later God said: “Ready or not...here you come,” and he died with no room for Jesus in his lif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6</meta:editing-cycles>
    <meta:creation-date>2014-03-28T17:34:00</meta:creation-date>
    <dc:date>2019-12-21T14:26:52.56</dc:date>
    <meta:editing-duration>P1DT9H43M50S</meta:editing-duration>
    <meta:generator>OpenOffice/4.1.3$Win32 OpenOffice.org_project/413m1$Build-9783</meta:generator>
    <meta:printed-by>Joel Tice</meta:printed-by>
    <meta:print-date>2019-12-21T14:26:21.69</meta:print-date>
    <meta:document-statistic meta:table-count="0" meta:image-count="0" meta:object-count="0" meta:page-count="1" meta:paragraph-count="23" meta:word-count="930" meta:character-count="49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